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office:version="1.2">
  <office:automatic-styles>
    <!-- Two-column emetteur/destinataire layout -->
    <style:style style:name="TwoColTable" style:family="table">
      <style:table-properties style:width="17cm" table:align="margins"/>
    </style:style>
    <style:style style:name="TwoColLeft" style:family="table-column">
      <style:table-column-properties style:column-width="8.5cm"/>
    </style:style>
    <style:style style:name="TwoColRight" style:family="table-column">
      <style:table-column-properties style:column-width="8.5cm"/>
    </style:style>
    <style:style style:name="ColCell" style:family="table-cell">
      <style:table-cell-properties fo:padding="0.2cm" fo:vertical-align="top"/>
    </style:style>
    <style:style style:name="ColCellRight" style:family="table-cell">
      <style:table-cell-properties fo:padding="0.2cm" fo:vertical-align="top" fo:background-color="#f9fafb"/>
    </style:style>
    <!-- Pricing table -->
    <style:style style:name="PricingTable" style:family="table">
      <style:table-properties style:width="17cm" table:align="margins"/>
    </style:style>
    <style:style style:name="Col_Desc" style:family="table-column">
      <style:table-column-properties style:column-width="9cm"/>
    </style:style>
    <style:style style:name="Col_Qty" style:family="table-column">
      <style:table-column-properties style:column-width="2cm"/>
    </style:style>
    <style:style style:name="Col_PU" style:family="table-column">
      <style:table-column-properties style:column-width="3cm"/>
    </style:style>
    <style:style style:name="Col_Total" style:family="table-column">
      <style:table-column-properties style:column-width="3cm"/>
    </style:style>
    <style:style style:name="PricingHeaderRow" style:family="table-row">
      <style:table-row-properties style:min-row-height="0.85cm"/>
    </style:style>
    <style:style style:name="PricingHeaderCell" style:family="table-cell">
      <style:table-cell-properties fo:padding="0.18cm" fo:background-color="#1f3a52"/>
    </style:style>
    <style:style style:name="PricingHeaderText" style:family="paragraph">
      <style:paragraph-properties fo:text-align="start"/>
      <style:text-properties fo:font-size="9pt" fo:font-weight="bold" fo:color="#ffffff" fo:letter-spacing="0.05cm" fo:text-transform="uppercase"/>
    </style:style>
    <style:style style:name="PricingHeaderTextRight" style:family="paragraph">
      <style:paragraph-properties fo:text-align="end"/>
      <style:text-properties fo:font-size="9pt" fo:font-weight="bold" fo:color="#ffffff" fo:letter-spacing="0.05cm" fo:text-transform="uppercase"/>
    </style:style>
    <style:style style:name="PricingHeaderTextCenter" style:family="paragraph">
      <style:paragraph-properties fo:text-align="center"/>
      <style:text-properties fo:font-size="9pt" fo:font-weight="bold" fo:color="#ffffff" fo:letter-spacing="0.05cm" fo:text-transform="uppercase"/>
    </style:style>
    <style:style style:name="PricingBodyCell" style:family="table-cell">
      <style:table-cell-properties fo:padding="0.15cm" fo:border-bottom="0.02cm solid #e5e7eb"/>
    </style:style>
    <style:style style:name="PricingBodyText" style:family="paragraph">
      <style:text-properties fo:font-size="9.5pt" fo:color="#1f2937"/>
    </style:style>
    <style:style style:name="PricingBodyTextCenter" style:family="paragraph">
      <style:paragraph-properties fo:text-align="center"/>
      <style:text-properties fo:font-size="9.5pt" fo:color="#1f2937"/>
    </style:style>
    <style:style style:name="PricingBodyTextRight" style:family="paragraph">
      <style:paragraph-properties fo:text-align="end"/>
      <style:text-properties fo:font-size="9.5pt" fo:color="#1f2937" fo:font-weight="bold"/>
    </style:style>
    <!-- Totals 2-col table -->
    <style:style style:name="TotalsTable" style:family="table">
      <style:table-properties style:width="17cm" table:align="margins"/>
    </style:style>
    <style:style style:name="TotalsColLeft" style:family="table-column">
      <style:table-column-properties style:column-width="8.5cm"/>
    </style:style>
    <style:style style:name="TotalsColRight" style:family="table-column">
      <style:table-column-properties style:column-width="8.5cm"/>
    </style:style>
    <style:style style:name="TotalCellMonth" style:family="table-cell">
      <style:table-cell-properties fo:padding="0.4cm" fo:border="0.04cm solid #d1d5db" fo:background-color="#ffffff" fo:vertical-align="top"/>
    </style:style>
    <style:style style:name="TotalCellYear" style:family="table-cell">
      <style:table-cell-properties fo:padding="0.4cm" fo:border="0.06cm solid #10b981" fo:background-color="#ecfdf5" fo:vertical-align="top"/>
    </style:style>
    <!-- Signature 2-col table -->
    <style:style style:name="SignTable" style:family="table">
      <style:table-properties style:width="17cm" table:align="margins"/>
    </style:style>
    <style:style style:name="SignCol" style:family="table-column">
      <style:table-column-properties style:column-width="8.5cm"/>
    </style:style>
    <style:style style:name="SignCell" style:family="table-cell">
      <style:table-cell-properties fo:padding="0.4cm" fo:border="0.02cm solid #e5e7eb" fo:vertical-align="top" style:min-row-height="3cm"/>
    </style:style>
  </office:automatic-styles>
  <office:body>
    <office:text>

   <!-- ════ BANDEAU MARQUE ════ -->
   <text:p text:style-name="BrandBar">${entreprise.nom}<text:span text:style-name="Muted"> • Gestion locative professionnelle</text:span></text:p>

   <!-- ════ TITRE ════ -->
   <text:p text:style-name="DocTitle">DEVIS</text:p>
   <text:p text:style-name="DocTitleSub">N° <text:span text:style-name="Bold">${nf.numero_legal}</text:span> • Émis le ${system.date} • Valable 30 jours</text:p>

   <!-- ════ EMETTEUR / DESTINATAIRE ════ -->
   <table:table table:name="EmetteurDestinataire" table:style-name="TwoColTable">
    <table:table-column table:style-name="TwoColLeft"/>
    <table:table-column table:style-name="TwoColRight"/>
    <table:table-row>
     <table:table-cell table:style-name="ColCell">
      <text:p text:style-name="BodyLabel">Émetteur</text:p>
      <text:p text:style-name="BodyValue">${entreprise.nom}</text:p>
      <text:p text:style-name="Body">${entreprise.adresse}</text:p>
      <text:p text:style-name="Subtle">SIRET ${entreprise.siret}</text:p>
      <text:p text:style-name="Subtle">${entreprise.email} • ${entreprise.telephone}</text:p>
     </table:table-cell>
     <table:table-cell table:style-name="ColCellRight">
      <text:p text:style-name="BodyLabel">Destinataire</text:p>
      <text:p text:style-name="BodyValue">${client.nom_complet}</text:p>
      [#if client.societe?? &amp;&amp; client.societe?length &gt; 0]<text:p text:style-name="Body">${client.societe}</text:p>[/#if]
      <text:p text:style-name="Body">${client.code_postal} ${client.ville}</text:p>
      <text:p text:style-name="Subtle">${client.email}</text:p>
      <text:p text:style-name="Subtle">${client.telephone}</text:p>
     </table:table-cell>
    </table:table-row>
   </table:table>

   <!-- ════ OBJET ════ -->
   <text:p text:style-name="Section">Objet du devis</text:p>
   <text:p text:style-name="BodyValue">${demande.titre}</text:p>
   [#if demande.type_service?? &amp;&amp; demande.type_service?length &gt; 0]<text:p text:style-name="Subtle">${demande.type_service}</text:p>[/#if]

   <!-- ════ LOGEMENT ════ -->
   <text:p text:style-name="Section">Logement concerné</text:p>
   <text:p text:style-name="BodyValue">${property.nom}</text:p>
   [#if property.adresse?? &amp;&amp; property.adresse?length &gt; 0]<text:p text:style-name="Body">${property.adresse}</text:p>[/#if]
   <text:p text:style-name="Body">${property.code_postal} ${property.ville}</text:p>
   <text:p text:style-name="Subtle">[#if property.type?? &amp;&amp; property.type?length &gt; 0]Type : <text:span text:style-name="Bold">${property.type}</text:span>[/#if][#if property.surface?? &amp;&amp; property.surface?length &gt; 0] • Surface : <text:span text:style-name="Bold">${property.surface}</text:span>[/#if]</text:p>

   <!-- ════ FORFAIT RECOMMANDÉ (carte mise en évidence) ════ -->
   <text:p text:style-name="HighlightTitle">Forfait recommandé</text:p>
   <text:p text:style-name="HighlightValue">${devis.forfait.nom}</text:p>

   <text:p text:style-name="Body">${demande.description}</text:p>

   <!-- ════ DÉTAIL DES PRESTATIONS — TABLE ════ -->
   <text:p text:style-name="Section">Détail des prestations</text:p>
   <table:table table:name="LignesDevis" table:style-name="PricingTable">
    <table:table-column table:style-name="Col_Desc"/>
    <table:table-column table:style-name="Col_Qty"/>
    <table:table-column table:style-name="Col_PU"/>
    <table:table-column table:style-name="Col_Total"/>
    <table:table-header-rows>
     <table:table-row table:style-name="PricingHeaderRow">
      <table:table-cell table:style-name="PricingHeaderCell">
       <text:p text:style-name="PricingHeaderText">Description</text:p>
      </table:table-cell>
      <table:table-cell table:style-name="PricingHeaderCell">
       <text:p text:style-name="PricingHeaderTextCenter">Qté</text:p>
      </table:table-cell>
      <table:table-cell table:style-name="PricingHeaderCell">
       <text:p text:style-name="PricingHeaderTextRight">Prix unitaire</text:p>
      </table:table-cell>
      <table:table-cell table:style-name="PricingHeaderCell">
       <text:p text:style-name="PricingHeaderTextRight">Total</text:p>
      </table:table-cell>
     </table:table-row>
    </table:table-header-rows>
    [#list intervention.lignes as ligne]
    <table:table-row>
     <table:table-cell table:style-name="PricingBodyCell">
      <text:p text:style-name="PricingBodyText">${ligne.description}</text:p>
     </table:table-cell>
     <table:table-cell table:style-name="PricingBodyCell">
      <text:p text:style-name="PricingBodyTextCenter">${ligne.quantite}</text:p>
     </table:table-cell>
     <table:table-cell table:style-name="PricingBodyCell">
      <text:p text:style-name="PricingBodyTextRight">${ligne.prix_unitaire}</text:p>
     </table:table-cell>
     <table:table-cell table:style-name="PricingBodyCell">
      <text:p text:style-name="PricingBodyTextRight">${ligne.total}</text:p>
     </table:table-cell>
    </table:table-row>
    [/#list]
   </table:table>

   <!-- ════ COMPARATIF MENSUEL / ANNUEL ════ -->
   <text:p text:style-name="Section">Deux formules au choix</text:p>
   <table:table table:name="Totals" table:style-name="TotalsTable">
    <table:table-column table:style-name="TotalsColLeft"/>
    <table:table-column table:style-name="TotalsColRight"/>
    <table:table-row>
     <table:table-cell table:style-name="TotalCellMonth">
      <text:p text:style-name="BodyLabel">Paiement mensuel</text:p>
      <text:p text:style-name="DocTitle">${devis.total.mensuel}</text:p>
      <text:p text:style-name="Subtle">par mois • sans engagement</text:p>
      <text:p text:style-name="Spacer"/>
      <text:p text:style-name="Body">Dont abonnement : <text:span text:style-name="Bold">${devis.abonnement.mensuel}/mois</text:span></text:p>
      <text:p text:style-name="Body">Dont ménage estimé : <text:span text:style-name="Bold">${devis.menage.estimation_mensuelle}/mois</text:span></text:p>
      <text:p text:style-name="Subtle">(${devis.menage.interventions_par_mois} interventions × ${devis.menage.prix_intervention})</text:p>
     </table:table-cell>
     <table:table-cell table:style-name="TotalCellYear">
      <text:p text:style-name="PromoBadge">★ Recommandé • -${devis.abonnement.remise_pct}</text:p>
      <text:p text:style-name="BodyLabel">Paiement annuel</text:p>
      <text:p text:style-name="DocTitle">${devis.total.annuel_avec_remise}</text:p>
      <text:p text:style-name="Subtle">par an • <text:span text:style-name="Accent">économisez ${devis.abonnement.economie_annuelle}</text:span></text:p>
      <text:p text:style-name="Spacer"/>
      <text:p text:style-name="Body">Abonnement annuel : <text:span text:style-name="Bold">${devis.abonnement.annuel_avec_remise}</text:span> <text:span text:style-name="Strike">${devis.abonnement.annuel_sans_remise}</text:span></text:p>
      <text:p text:style-name="Body">Ménage estimé : <text:span text:style-name="Bold">${devis.menage.estimation_annuelle}/an</text:span></text:p>
      <text:p text:style-name="Subtle">Soit l'équivalent de ~2 mois d'abonnement offerts</text:p>
     </table:table-cell>
    </table:table-row>
   </table:table>

   <!-- ════ CONDITIONS ════ -->
   <text:p text:style-name="Section">Conditions</text:p>
   <text:p text:style-name="Body"><text:span text:style-name="Bold">Validité :</text:span> ${nf.validite}</text:p>
   <text:p text:style-name="Body"><text:span text:style-name="Bold">Modalités de paiement :</text:span> ${nf.conditions_paiement}</text:p>
   <text:p text:style-name="Spacer"/>
   <text:p text:style-name="Body">Acceptation : retournez ce devis signé, accompagné de la mention <text:span text:style-name="Bold">« Bon pour accord »</text:span>, à <text:span text:style-name="Bold">${entreprise.email}</text:span>.</text:p>

   <!-- ════ SIGNATURES ════ -->
   <text:p text:style-name="Section">Bon pour accord</text:p>
   <table:table table:name="Signatures" table:style-name="SignTable">
    <table:table-column table:style-name="SignCol"/>
    <table:table-column table:style-name="SignCol"/>
    <table:table-row>
     <table:table-cell table:style-name="SignCell">
      <text:p text:style-name="BodyLabel">Le client</text:p>
      <text:p text:style-name="Subtle">Date et signature, précédées de la mention « Bon pour accord »</text:p>
      <text:p text:style-name="Body"/>
      <text:p text:style-name="Body"/>
      <text:p text:style-name="Body"/>
      <text:p text:style-name="Subtle">${client.nom_complet}</text:p>
     </table:table-cell>
     <table:table-cell table:style-name="SignCell">
      <text:p text:style-name="BodyLabel">${entreprise.nom}</text:p>
      <text:p text:style-name="Subtle">Établi le ${system.date}</text:p>
      <text:p text:style-name="Body"/>
      <text:p text:style-name="Body"/>
      <text:p text:style-name="Body"/>
      <text:p text:style-name="Subtle">${entreprise.email}</text:p>
     </table:table-cell>
    </table:table-row>
   </table:table>

   <!-- ════ FOOTER LÉGAL ════ -->
   <text:p text:style-name="FooterSep"/>
   [#if nf.legal_mention_1?? &amp;&amp; nf.legal_mention_1?length &gt; 0]<text:p text:style-name="Legal">${nf.legal_mention_1}</text:p>[/#if]
   [#if nf.legal_mention_2?? &amp;&amp; nf.legal_mention_2?length &gt; 0]<text:p text:style-name="Legal">${nf.legal_mention_2}</text:p>[/#if]
   <text:p text:style-name="LegalCenter">${entreprise.nom} • ${entreprise.adresse} • SIRET ${entreprise.siret} • ${entreprise.email} • ${entreprise.telephone}</text:p>
   <text:p text:style-name="LegalCenter">Devis ${nf.numero_legal} • Généré le ${system.date} • Réf. ${system.numero_auto}</text:p>

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svg="urn:oasis:names:tc:opendocument:xmlns:svg-compatible:1.0" office:version="1.2">
  <office:font-face-decls>
    <style:font-face style:name="Helvetica" svg:font-family="'Helvetica Neue', Helvetica, Arial, sans-serif" style:font-family-generic="swiss" style:font-pitch="variable"/>
  </office:font-face-decls>
  <office:styles>
    <!-- Default paragraph -->
    <style:default-style style:family="paragraph">
      <style:paragraph-properties fo:margin-top="0cm" fo:margin-bottom="0.15cm" style:line-height-at-least="0.45cm"/>
      <style:text-properties style:font-name="Helvetica" fo:font-size="10pt" fo:color="#1f2937"/>
    </style:default-style>
    <!-- Branding header bar -->
    <style:style style:name="BrandBar" style:family="paragraph">
      <style:paragraph-properties fo:background-color="#1f3a52" fo:padding="0.35cm" fo:margin-bottom="0.5cm"/>
      <style:text-properties fo:font-size="14pt" fo:font-weight="bold" fo:color="#ffffff" fo:letter-spacing="0.05cm"/>
    </style:style>
    <!-- Document title block -->
    <style:style style:name="DocTitle" style:family="paragraph">
      <style:paragraph-properties fo:margin-top="0.4cm" fo:margin-bottom="0cm"/>
      <style:text-properties fo:font-size="26pt" fo:font-weight="bold" fo:color="#1f3a52" fo:letter-spacing="0.1cm"/>
    </style:style>
    <style:style style:name="DocTitleSub" style:family="paragraph">
      <style:paragraph-properties fo:margin-top="0cm" fo:margin-bottom="0.4cm"/>
      <style:text-properties fo:font-size="10pt" fo:color="#6b7280"/>
    </style:style>
    <!-- Section header -->
    <style:style style:name="Section" style:family="paragraph">
      <style:paragraph-properties fo:margin-top="0.7cm" fo:margin-bottom="0.25cm" fo:padding-bottom="0.08cm" fo:border-bottom="0.04cm solid #1f3a52"/>
      <style:text-properties fo:font-size="11pt" fo:font-weight="bold" fo:color="#1f3a52" fo:letter-spacing="0.06cm" fo:text-transform="uppercase"/>
    </style:style>
    <style:style style:name="Subtle" style:family="paragraph">
      <style:paragraph-properties fo:margin-top="0.05cm" fo:margin-bottom="0.05cm"/>
      <style:text-properties fo:font-size="9pt" fo:color="#6b7280"/>
    </style:style>
    <style:style style:name="Body" style:family="paragraph">
      <style:paragraph-properties fo:margin-top="0.08cm" fo:margin-bottom="0.08cm"/>
      <style:text-properties fo:font-size="10pt" fo:color="#1f2937"/>
    </style:style>
    <style:style style:name="BodyLabel" style:family="paragraph">
      <style:paragraph-properties fo:margin-top="0.05cm" fo:margin-bottom="0cm"/>
      <style:text-properties fo:font-size="8pt" fo:font-weight="bold" fo:color="#9ca3af" fo:letter-spacing="0.04cm" fo:text-transform="uppercase"/>
    </style:style>
    <style:style style:name="BodyValue" style:family="paragraph">
      <style:paragraph-properties fo:margin-top="0cm" fo:margin-bottom="0.18cm"/>
      <style:text-properties fo:font-size="10.5pt" fo:font-weight="bold" fo:color="#111827"/>
    </style:style>
    <!-- Highlight card -->
    <style:style style:name="HighlightCard" style:family="paragraph">
      <style:paragraph-properties fo:background-color="#eff6ff" fo:border="0.02cm solid #93c5fd" fo:padding="0.35cm" fo:margin-top="0.3cm" fo:margin-bottom="0.3cm"/>
      <style:text-properties fo:font-size="10pt" fo:color="#1e3a8a"/>
    </style:style>
    <style:style style:name="HighlightTitle" style:family="paragraph">
      <style:paragraph-properties fo:background-color="#eff6ff" fo:padding-left="0.35cm" fo:padding-top="0.25cm" fo:padding-right="0.35cm" fo:padding-bottom="0.05cm"/>
      <style:text-properties fo:font-size="8.5pt" fo:font-weight="bold" fo:color="#1e40af" fo:letter-spacing="0.06cm" fo:text-transform="uppercase"/>
    </style:style>
    <style:style style:name="HighlightValue" style:family="paragraph">
      <style:paragraph-properties fo:background-color="#eff6ff" fo:padding-left="0.35cm" fo:padding-right="0.35cm" fo:padding-bottom="0.3cm" fo:margin-bottom="0.3cm" fo:border-bottom="0.02cm solid #93c5fd" fo:border-left="0.02cm solid #93c5fd" fo:border-right="0.02cm solid #93c5fd"/>
      <style:text-properties fo:font-size="16pt" fo:font-weight="bold" fo:color="#1e40af"/>
    </style:style>
    <!-- Right-aligned -->
    <style:style style:name="Right" style:family="paragraph">
      <style:paragraph-properties fo:text-align="end" fo:margin-top="0.05cm" fo:margin-bottom="0.05cm"/>
      <style:text-properties fo:font-size="10pt"/>
    </style:style>
    <style:style style:name="RightLabel" style:family="paragraph">
      <style:paragraph-properties fo:text-align="end" fo:margin-top="0.05cm" fo:margin-bottom="0.05cm"/>
      <style:text-properties fo:font-size="8.5pt" fo:color="#6b7280"/>
    </style:style>
    <style:style style:name="RightBig" style:family="paragraph">
      <style:paragraph-properties fo:text-align="end" fo:margin-top="0cm" fo:margin-bottom="0cm"/>
      <style:text-properties fo:font-size="20pt" fo:font-weight="bold" fo:color="#1f3a52"/>
    </style:style>
    <!-- Centered -->
    <style:style style:name="Center" style:family="paragraph">
      <style:paragraph-properties fo:text-align="center" fo:margin-top="0.05cm" fo:margin-bottom="0.05cm"/>
      <style:text-properties fo:font-size="10pt"/>
    </style:style>
    <!-- Inline text styles -->
    <style:style style:name="Bold" style:family="text">
      <style:text-properties fo:font-weight="bold"/>
    </style:style>
    <style:style style:name="Muted" style:family="text">
      <style:text-properties fo:color="#6b7280"/>
    </style:style>
    <style:style style:name="Strike" style:family="text">
      <style:text-properties style:text-line-through-style="solid" fo:color="#9ca3af"/>
    </style:style>
    <style:style style:name="Accent" style:family="text">
      <style:text-properties fo:font-weight="bold" fo:color="#10b981"/>
    </style:style>
    <!-- Promo badge -->
    <style:style style:name="PromoBadge" style:family="paragraph">
      <style:paragraph-properties fo:background-color="#10b981" fo:padding="0.18cm" fo:text-align="center" fo:margin-top="0.2cm" fo:margin-bottom="0.2cm"/>
      <style:text-properties fo:font-size="10pt" fo:font-weight="bold" fo:color="#ffffff" fo:letter-spacing="0.08cm" fo:text-transform="uppercase"/>
    </style:style>
    <!-- Footer block -->
    <style:style style:name="FooterSep" style:family="paragraph">
      <style:paragraph-properties fo:margin-top="0.6cm" fo:margin-bottom="0.2cm" fo:border-top="0.02cm solid #e5e7eb"/>
    </style:style>
    <style:style style:name="Legal" style:family="paragraph">
      <style:paragraph-properties fo:margin-top="0.08cm" fo:margin-bottom="0.04cm"/>
      <style:text-properties fo:font-size="7.5pt" fo:color="#9ca3af" fo:font-style="italic"/>
    </style:style>
    <style:style style:name="LegalCenter" style:family="paragraph">
      <style:paragraph-properties fo:text-align="center" fo:margin-top="0.1cm" fo:margin-bottom="0.05cm"/>
      <style:text-properties fo:font-size="7.5pt" fo:color="#9ca3af"/>
    </style:style>
    <style:style style:name="Spacer" style:family="paragraph">
      <style:paragraph-properties fo:margin-top="0.15cm" fo:margin-bottom="0.15cm"/>
    </style:style>
  </office:styles>
  <office:automatic-styles>
    <style:page-layout style:name="DevisPage">
      <style:page-layout-properties fo:page-width="21cm" fo:page-height="29.7cm" fo:margin-top="1.6cm" fo:margin-bottom="1.4cm" fo:margin-left="1.8cm" fo:margin-right="1.8cm" style:print-orientation="portrait"/>
    </style:page-layout>
  </office:automatic-styles>
  <office:master-styles>
    <style:master-page style:name="Standard" style:page-layout-name="DevisPage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meta:generator>Clenzy Template Generator</meta:generator>
    <dc:title>Devis Clenzy</dc:title>
    <dc:creator>Clenzy</dc:creator>
    <meta:keyword>devis,clenzy,gestion locative</meta:keyword>
  </office:meta>
</office:document-meta>
</file>